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6" table:default-cell-style-name="ce30"/>
        <table:table-column table:style-name="co8" table:default-cell-style-name="ce30"/>
        <table:table-column table:style-name="co9" table:number-columns-repeated="55" table:default-cell-style-name="ce30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4" office:value-type="string" calcext:value-type="string">
            <text:p>OBS.: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8-30" calcext:value-type="date">
            <text:p>30/08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9-30" calcext:value-type="date">
            <text:p>30/09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0-30" calcext:value-type="date">
            <text:p>30/10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02" calcext:value-type="date">
            <text:p>02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6]-[.F6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7]-[.F7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05" calcext:value-type="date">
            <text:p>05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31" calcext:value-type="date">
            <text:p>31/03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5-02" calcext:value-type="date">
            <text:p>02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6-02" calcext:value-type="date">
            <text:p>02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7-01" calcext:value-type="date">
            <text:p>01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7-30" calcext:value-type="date">
            <text:p>30/07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9-01" calcext:value-type="date">
            <text:p>01/09/2025</text:p>
          </table:table-cell>
          <table:table-cell table:style-name="ce39" table:formula="of:=[.C14]-[.F14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9-30" calcext:value-type="date">
            <text:p>30/09/2025</text:p>
          </table:table-cell>
          <table:table-cell table:style-name="ce39" table:formula="of:=[.C15]-[.F15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ce52" office:value-type="string" calcext:value-type="string">
            <text:p>TOTAL</text:p>
          </table:table-cell>
          <table:table-cell table:style-name="ce38" table:formula="of:=SUM([.H2:.H15])" office:value-type="float" office:value="0" calcext:value-type="float">
            <text:p>-</text:p>
          </table:table-cell>
          <table:table-cell table:style-name="ce44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Default" table:number-columns-repeated="3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Obs.: ao fazer seus pagamentos, por gentileza efetue os depósitos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em nome de <text:span text:style-name="T1">LBM ESCRITÓRIO DE SERVIÇOS IBIÚNA LTDA.,</text:span>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8" office:value-type="string" calcext:value-type="string">
            <text:p>BB c/c 13940-8, agência 0825-7.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3" table:number-rows-repeated="2">
          <table:table-cell table:style-name="ce31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31986">
          <table:table-cell table:style-name="ce32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1016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36:53.086220100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36:53.093604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4:44</meta:creation-date>
    <dc:date>2025-10-01T14:37:07.335311600</dc:date>
    <dc:language>pt-PT</dc:language>
    <meta:editing-cycles>434</meta:editing-cycles>
    <meta:editing-duration>PT14H1M26S</meta:editing-duration>
    <meta:document-statistic meta:table-count="1" meta:cell-count="125" meta:object-count="0"/>
    <meta:user-defined meta:name="Info 0"/>
    <meta:user-defined meta:name="Info 1"/>
    <meta:user-defined meta:name="Info 2"/>
    <meta:user-defined meta:name="Info 3"/>
  </office:meta>
</office:document-meta>
</file>